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75cm"/>
    </style:style>
    <style:style style:name="gr3" style:family="graphic" style:parent-style-name="standard">
      <style:graphic-properties draw:stroke="none" draw:fill="solid" draw:fill-color="#ffffff" fo:min-height="2.75cm"/>
    </style:style>
    <style:style style:name="pr1" style:family="presentation" style:parent-style-name="Predefinito-title">
      <style:graphic-properties draw:fill="solid" draw:fill-color="#ff0000" draw:auto-grow-height="true" fo:min-height="3.507cm"/>
    </style:style>
    <style:style style:name="pr2" style:family="presentation" style:parent-style-name="Predefinito-subtitle">
      <style:graphic-properties draw:fill-color="#ffffff" fo:min-height="13.609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subtitle">
      <style:graphic-properties draw:fill-color="#ffffff" fo:min-height="7.148cm"/>
    </style:style>
    <style:style style:name="pr5" style:family="presentation" style:parent-style-name="Predefinito-subtitle">
      <style:graphic-properties draw:fill-color="#ffffff" fo:min-height="3.148cm"/>
    </style:style>
    <style:style style:name="pr6" style:family="presentation" style:parent-style-name="Predefinito-outline1">
      <style:graphic-properties fo:min-height="15cm"/>
    </style:style>
    <style:style style:name="pr7" style:family="presentation" style:parent-style-name="Predefinito-subtitle">
      <style:graphic-properties draw:fill-color="#ffffff" fo:min-height="10.907cm"/>
    </style:style>
    <style:style style:name="pr8" style:family="presentation" style:parent-style-name="Predefinito-subtitle">
      <style:graphic-properties draw:fill-color="#ffffff" fo:min-height="9.648cm"/>
    </style:style>
    <style:style style:name="pr9" style:family="presentation" style:parent-style-name="Predefinito-subtitle">
      <style:graphic-properties draw:fill-color="#ffffff" fo:min-height="11.5cm"/>
    </style:style>
    <style:style style:name="pr10" style:family="presentation" style:parent-style-name="Predefinito-subtitle">
      <style:graphic-properties draw:fill-color="#ffffff" fo:min-height="8.6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fo:font-size="32pt" fo:font-style="italic" style:font-style-asian="italic" style:font-style-complex="italic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 fo:font-style="italic" style:font-style-asian="italic" style:font-style-complex="italic"/>
    </style:style>
    <style:style style:name="T6" style:family="text">
      <style:text-properties fo:color="#000000" fo:font-size="3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 style:font-size-asian="18pt" style:font-size-complex="18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fo:font-weight="normal" style:font-size-asian="20pt" style:font-weight-asian="normal" style:font-size-complex="20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2" draw:text-style-name="P2" draw:layer="layout" svg:width="25.199cm" svg:height="13.609cm" svg:x="1.301cm" svg:y="5cm" presentation:class="subtitle" presentation:user-transformed="true">
          <draw:text-box>
            <text:p><text:span text:style-name="T2">XmlBlackBox XBB</text:span></text:p>
            <text:p><text:span text:style-name="T2"><text:a xlink:href="http://code.google.com/p/xmlblackbox/">http://code.google.com/p/xmlblackbox/</text:a>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4" draw:layer="layout" svg:width="25.199cm" svg:height="7.148cm" svg:x="1.301cm" svg:y="9.852cm" presentation:class="subtitle" presentation:user-transformed="true">
          <draw:text-box>
            <text:p><text:span text:style-name="T1">XmlBlackBox</text:span> è un framework <text:span text:style-name="T1">Java</text:span> per l'implementazione di <text:span text:style-name="T1">test</text:span> in ambienti eterogenei.</text:p>
            <text:p>La creazione di un test richiede tempi molto brevi anche in presenza di architetture complesse. <text:s/></text:p>
          </draw:text-box>
        </draw:frame>
        <draw:frame presentation:style-name="pr5" draw:text-style-name="P4" draw:layer="layout" svg:width="25.199cm" svg:height="3.148cm" svg:x="1.5cm" svg:y="5cm">
          <draw:text-box>
            <text:p><text:span text:style-name="T3">Che cos'è XmlBlackBo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XmlBlackBox</text:span></text:p>
          </draw:text-box>
        </draw:frame>
        <draw:frame presentation:style-name="pr6" draw:layer="layout" svg:width="25cm" svg:height="15cm" svg:x="1.5cm" svg:y="5cm" presentation:class="outline" presentation:user-transformed="true">
          <draw:text-box>
            <text:list text:style-name="L2">
              <text:list-header>
                <text:p text:style-name="P5">Cosa può fare 1/2</text:p>
              </text:list-header>
              <text:list-item>
                <text:p text:id="id1">Testare applicazioni web (con Selenium)</text:p>
              </text:list-item>
              <text:list-item>
                <text:p text:id="id2">Testare Web Services</text:p>
              </text:list-item>
              <text:list-item>
                <text:p text:id="id3">Verificare il contenuto di file XML e la loro validazione</text:p>
              </text:list-item>
              <text:list-item>
                <text:p text:id="id4">Verificare il contenuto di un database</text:p>
              </text:list-item>
              <text:list-item>
                <text:p text:id="id5">Eseguire funzionalità nuove utilizzando i Plug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1" anim:sub-item="text" smil:attributeName="visibility" smil:to="visible"/>
                  <anim:animate smil:dur="0.5s" smil:fill="hold" smil:targetElement="id1" anim:sub-item="text" smil:attributeName="x" smil:values="x-.2;x" smil:keyTimes="0;1"/>
                  <anim:animate smil:dur="0.5s" smil:fill="hold" smil:targetElement="id1" anim:sub-item="text" smil:attributeName="y" smil:values="y;y" smil:keyTimes="0;1"/>
                  <anim:transitionFilter smil:dur="0.5s" smil:targetElement="id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2" anim:sub-item="text" smil:attributeName="visibility" smil:to="visible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targetElement="id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XmlBlackBox</text:span></text:p>
          </draw:text-box>
        </draw:frame>
        <draw:frame presentation:style-name="pr6" draw:layer="layout" svg:width="25cm" svg:height="15cm" svg:x="1.5cm" svg:y="5cm" presentation:class="outline" presentation:user-transformed="true">
          <draw:text-box>
            <text:list text:style-name="L2">
              <text:list-header>
                <text:p text:style-name="P5">Cosa può fare 2/2</text:p>
              </text:list-header>
              <text:list-item>
                <text:p text:id="id6">Includere uno stesso insieme di passi in test case differenti</text:p>
              </text:list-item>
              <text:list-item>
                <text:p>Condividere facilmente variabili create durante il flusso del test case</text:p>
              </text:list-item>
              <text:list-item>
                <text:p>Impostare attese condizionate per i processi asincron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7" draw:text-style-name="P2" draw:layer="layout" svg:width="25.199cm" svg:height="10.907cm" svg:x="1.301cm" svg:y="8.593cm" presentation:class="subtitle" presentation:user-transformed="true">
          <draw:text-box>
            <text:p><text:span text:style-name="T2">Il </text:span><text:span text:style-name="T4">tempo di sviluppo</text:span><text:span text:style-name="T2"> di un test case </text:span><text:span text:style-name="T4">diminuisce</text:span><text:span text:style-name="T2"> all'aumentare del numero dei casi già sviluppati. Questo attraverso </text:span><text:span text:style-name="T4">la possibilità di includere</text:span><text:span text:style-name="T2"> uno stesso insieme di passi già implementato per altri test case.</text:span></text:p>
          </draw:text-box>
        </draw:frame>
        <draw:frame presentation:style-name="pr5" draw:text-style-name="P2" draw:layer="layout" svg:width="25.199cm" svg:height="3.148cm" svg:x="1.5cm" svg:y="5cm">
          <draw:text-box>
            <text:p><text:span text:style-name="T5">I vanta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4">Capire</text:span><text:span text:style-name="T2"> gli obiettivi e le caratteristiche di un </text:span><text:span text:style-name="T4">test case </text:span><text:span text:style-name="T2">esistente è immediato. La rappresentazione con linguaggio </text:span><text:span text:style-name="T4">Xml</text:span><text:span text:style-name="T2"> lo rende estremamente leggibile.</text:span></text:p>
          </draw:text-box>
        </draw:frame>
        <draw:frame presentation:style-name="pr5" draw:text-style-name="P2" draw:layer="layout" svg:width="25.199cm" svg:height="3.148cm" svg:x="1.5cm" svg:y="5cm">
          <draw:text-box>
            <text:p><text:span text:style-name="T5">I vanta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Sfrutta l'architettura </text:span><text:span text:style-name="T4">Selenium</text:span><text:span text:style-name="T2"> per i test case web <text:s text:c="3"/>integrandola con architetture diverse </text:span><text:span text:style-name="T6">rendendo tutto omogeneo</text:span><text:span text:style-name="T2">.</text:span></text:p>
          </draw:text-box>
        </draw:frame>
        <draw:frame presentation:style-name="pr5" draw:text-style-name="P2" draw:layer="layout" svg:width="25.199cm" svg:height="3.148cm" svg:x="1.5cm" svg:y="5cm">
          <draw:text-box>
            <text:p><text:span text:style-name="T5">I vanta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Permette di testare le funzionalità di un Web Service eseguendo pochi passi. E' sufficiente generare con </text:span><text:span text:style-name="T4">Axis2</text:span><text:span text:style-name="T2"> (di Apache) le classi client (Stub) con il binding </text:span><text:span text:style-name="T4">xmlBeans</text:span><text:span text:style-name="T2"> e attraverso il tag </text:span><text:span text:style-name="T7">XML-CONTENT </text:span><text:span text:style-name="T2">costruire il file xml da inviare. Il resto lo fa il framework attraverso la reflection.</text:span></text:p>
          </draw:text-box>
        </draw:frame>
        <draw:frame presentation:style-name="pr5" draw:text-style-name="P2" draw:layer="layout" svg:width="25.199cm" svg:height="3.148cm" svg:x="1.5cm" svg:y="5cm">
          <draw:text-box>
            <text:p><text:span text:style-name="T5">I vanta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XBB non costringe all'uso delle sole funzionalità previste dal framework, i </text:span><text:span text:style-name="T4">plugin</text:span><text:span text:style-name="T2"> danno grande libertà, elasticità e adattabilità rispetto alle particolarità dell'architettura da testare </text:span></text:p>
          </draw:text-box>
        </draw:frame>
        <draw:frame presentation:style-name="pr5" draw:text-style-name="P2" draw:layer="layout" svg:width="25.199cm" svg:height="3.148cm" svg:x="1.5cm" svg:y="5cm">
          <draw:text-box>
            <text:p><text:span text:style-name="T5">I vanta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E' un classe java che implementa un'interfaccia</text:span></text:p>
            <text:p><text:span text:style-name="T2"/></text:p>
            <text:p><text:span text:style-name="T2">Attraverso i plugin può essere eseguita qualunque operazione specifica dell'ambiente da testare.</text:span></text:p>
          </draw:text-box>
        </draw:frame>
        <draw:frame presentation:style-name="pr5" draw:text-style-name="P6" draw:layer="layout" svg:width="25.199cm" svg:height="3.148cm" svg:x="1.5cm" svg:y="5cm">
          <draw:text-box>
            <text:p><text:span text:style-name="T5">Cos'è un Plu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9" draw:text-style-name="P8" draw:layer="layout" svg:width="25.199cm" svg:height="11.5cm" svg:x="1.301cm" svg:y="8cm" presentation:class="subtitle" presentation:user-transformed="true">
          <draw:text-box>
            <text:p text:style-name="P7"><text:span text:style-name="T8"><text:tab/></text:span><text:span text:style-name="T8">&lt;RUN-PLUGIN version="1.1" class="org.xbb.plugin.EseguiProcessoAS400" &gt;</text:span></text:p>
            <text:p text:style-name="P7"><text:span text:style-name="T8"><text:s text:c="12"/></text:span><text:span text:style-name="T8">&lt;PARAMETERS&gt;</text:span></text:p>
            <text:p text:style-name="P7"><text:span text:style-name="T8"><text:s text:c="16"/></text:span><text:span text:style-name="T8">&lt;PARAMETER name="nomeCL" value="getDatiCliente" /&gt;</text:span></text:p>
            <text:p text:style-name="P7"><text:span text:style-name="T8"><text:s text:c="16"/></text:span><text:span text:style-name="T8">&lt;PARAMETER name="CF" value="PCTRTF83G54H501R" /&gt;</text:span></text:p>
            <text:p text:style-name="P7"><text:span text:style-name="T8"><text:s text:c="12"/></text:span><text:span text:style-name="T8">&lt;/PARAMETERS&gt;</text:span></text:p>
            <text:p text:style-name="P7"><text:span text:style-name="T8"><text:tab/></text:span><text:span text:style-name="T8">&lt;/RUN-PLUGIN&gt;</text:span></text:p>
            <text:p text:style-name="P7"><text:span text:style-name="T9"/></text:p>
            <text:p text:style-name="P5"><text:span text:style-name="T2">Nell'esempio viene chiamata un ipotetica procedura su AS400 che restituisce i dati del cliente a partire dal codice fiscale.</text:span></text:p>
          </draw:text-box>
        </draw:frame>
        <draw:frame presentation:style-name="pr5" draw:text-style-name="P2" draw:layer="layout" svg:width="25.199cm" svg:height="3.148cm" svg:x="1.5cm" svg:y="5cm">
          <draw:text-box>
            <text:p><text:span text:style-name="T5">Esempio di Plu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Può essere riutilizzato in tutti i test case interessati a quell'operazione copiando il frammento xml</text:span></text:p>
          </draw:text-box>
        </draw:frame>
        <draw:frame presentation:style-name="pr5" draw:text-style-name="P2" draw:layer="layout" svg:width="25.199cm" svg:height="3.148cm" svg:x="1.5cm" svg:y="5cm">
          <draw:text-box>
            <text:p><text:span text:style-name="T5">Cos'è un Plu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Permette di includere lo stesso insieme di passi in test case differenti. </text:span></text:p>
            <text:p><text:span text:style-name="T2">In questo modo può essere creata una <text:s/>“libreria” di operazioni contenute in file xml.</text:span></text:p>
          </draw:text-box>
        </draw:frame>
        <draw:frame presentation:style-name="pr5" draw:text-style-name="P6" draw:layer="layout" svg:width="25.199cm" svg:height="3.148cm" svg:x="1.5cm" svg:y="5cm">
          <draw:text-box>
            <text:p><text:span text:style-name="T5">Tag Inclu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10">&lt;INCLUDE-FILE version="1.1" filename="/org/xbb/test/ConfigConnDerby.xml"/&gt;</text:span></text:p>
            <text:p><text:span text:style-name="T2"><text:s/></text:span></text:p>
            <text:p><text:span text:style-name="T2">L'esempio descrive la configurazione di una connessione al database che può essere inclusa in tutti i test case che la devono utilizzare.</text:span></text:p>
          </draw:text-box>
        </draw:frame>
        <draw:frame presentation:style-name="pr5" draw:text-style-name="P2" draw:layer="layout" svg:width="25.199cm" svg:height="3.148cm" svg:x="1.5cm" svg:y="5cm">
          <draw:text-box>
            <text:p><text:span text:style-name="T5">Esempio di Tag Inclu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11">La gestione delle istanze di Selenium è lasciata al framework che avvia il server e il browser e al termine del test (o della suite) chiude tutte le istanze aperte.</text:span><text:span text:style-name="T2"> <text:s/></text:span></text:p>
          </draw:text-box>
        </draw:frame>
        <draw:frame presentation:style-name="pr5" draw:text-style-name="P6" draw:layer="layout" svg:width="25.199cm" svg:height="3.148cm" svg:x="1.5cm" svg:y="5cm">
          <draw:text-box>
            <text:p><text:span text:style-name="T5">Seleni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Ulteriori configurazioni di Selenium non previste dal framework possono essere gestite attraverso lo sviluppo di un plugin.</text:span></text:p>
          </draw:text-box>
        </draw:frame>
        <draw:frame presentation:style-name="pr5" draw:text-style-name="P6" draw:layer="layout" svg:width="25.199cm" svg:height="3.148cm" svg:x="1.5cm" svg:y="5cm">
          <draw:text-box>
            <text:p><text:span text:style-name="T5">Configurazioni particolari di Seleni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Il <text:s/>test è autoesplicativo.</text:span></text:p>
            <text:p><text:span text:style-name="T2">La descrizione con un file Xml permette di capire in poco tempo gli obiettivi del singolo test, anche a distanza di tempo o da parte di chi non ha implementato il test.</text:span></text:p>
          </draw:text-box>
        </draw:frame>
        <draw:frame presentation:style-name="pr5" draw:text-style-name="P6" draw:layer="layout" svg:width="25.199cm" svg:height="3.148cm" svg:x="1.5cm" svg:y="5cm">
          <draw:text-box>
            <text:p><text:span text:style-name="T5">Perché il linguaggio 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8" draw:text-style-name="P2" draw:layer="layout" svg:width="25.199cm" svg:height="9.648cm" svg:x="1.301cm" svg:y="9.852cm" presentation:class="subtitle" presentation:user-transformed="true">
          <draw:text-box>
            <text:p><text:span text:style-name="T2">Le caratteristiche del singolo test sono tutte contenute e descritte nel file xml</text:span></text:p>
          </draw:text-box>
        </draw:frame>
        <draw:frame presentation:style-name="pr5" draw:text-style-name="P6" draw:layer="layout" svg:width="25.199cm" svg:height="3.148cm" svg:x="1.5cm" svg:y="5cm">
          <draw:text-box>
            <text:p><text:span text:style-name="T5">Perché il linguaggio 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10" draw:text-style-name="P2" draw:layer="layout" svg:width="25.199cm" svg:height="8.609cm" svg:x="1.301cm" svg:y="10cm" presentation:class="subtitle" presentation:user-transformed="true">
          <draw:text-box>
            <text:p><text:span text:style-name="T2">XBB non costringe ad un salto nel buio.</text:span></text:p>
            <text:p><text:span text:style-name="T2">E' facilmente integrabile in una architettura di test JUnit già presente. Al framework potrebbero essere delegate solo alcune particolari operazioni per capirne le potenzialità</text:span></text:p>
          </draw:text-box>
        </draw:frame>
        <draw:frame presentation:style-name="pr5" draw:text-style-name="P6" draw:layer="layout" svg:width="25.199cm" svg:height="3.148cm" svg:x="1.501cm" svg:y="5cm">
          <draw:text-box>
            <text:p><text:span text:style-name="T5">Iniziare ad usare XmlBlackBo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presentation:style-name="pr2" draw:text-style-name="P2" draw:layer="layout" svg:width="25.199cm" svg:height="13.609cm" svg:x="1.301cm" svg:y="5cm" presentation:class="subtitle" presentation:user-transformed="true">
          <draw:text-box>
            <text:p><text:span text:style-name="T2">XmlBlackBox</text:span></text:p>
            <text:p><text:span text:style-name="T2"><text:a xlink:href="http://code.google.com/p/xmlblackbox/">http://code.google.com/p/xmlblackbox/</text:a></text:span></text:p>
            <text:p><text:span text:style-name="T2">Email</text:span></text:p>
            <text:p><text:span text:style-name="T2"><text:a xlink:href="mailto:examar.xbb@gmail.com">examar.xbb@gmail.co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finito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XmlBlackBox</text:span></text:p>
          </draw:text-box>
        </draw:frame>
        <draw:frame draw:style-name="gr2" draw:text-style-name="P9" draw:layer="layout" svg:width="20cm" svg:height="2.387cm" svg:x="4.5cm" svg:y="8.5cm">
          <draw:text-box>
            <text:p text:id="id13"><text:span text:style-name="T8">Questa funzione ad esempio è utilizzata per generare una data con un pattern definito aggiungendo un certo numero di giorni alla data odierna</text:span></text:p>
          </draw:text-box>
        </draw:frame>
        <draw:frame draw:style-name="gr3" draw:text-style-name="P10" draw:layer="layout" svg:width="20cm" svg:height="3cm" svg:x="4.5cm" svg:y="5cm">
          <draw:text-box>
            <text:p text:id="id7" text:style-name="P7"><text:span text:style-name="T12"><text:s text:c="4"/></text:span><text:span text:style-name="T13">&lt;RUN-PLUGIN version="1.1" class="org.xmlblackbox.test.infrastructure.plugin.GenerateDate" &gt;</text:span></text:p>
            <text:p text:id="id8" text:style-name="P7"><text:span text:style-name="T13"><text:s text:c="4"/></text:span><text:span text:style-name="T13"><text:tab/></text:span><text:span text:style-name="T13">&lt;PARAMETERS&gt;</text:span></text:p>
            <text:p text:id="id9" text:style-name="P7"><text:span text:style-name="T13"><text:s text:c="13"/></text:span><text:span text:style-name="T13"><text:tab/></text:span><text:span text:style-name="T13">&lt;PARAMETER name="pattern" value="yyyy-MM-dd" /&gt;</text:span></text:p>
            <text:p text:id="id10" text:style-name="P7"><text:span text:style-name="T13"><text:s text:c="13"/></text:span><text:span text:style-name="T13"><text:tab/></text:span><text:span text:style-name="T13">&lt;PARAMETER name="addOrSubDays" value="0"/&gt;</text:span></text:p>
            <text:p text:id="id11" text:style-name="P7"><text:span text:style-name="T13"><text:s text:c="7"/></text:span><text:span text:style-name="T13"><text:tab/></text:span><text:span text:style-name="T13">&lt;/PARAMETERS&gt;</text:span></text:p>
            <text:p text:id="id12" text:style-name="P7"><text:span text:style-name="T13"><text:s text:c="4"/></text:span><text:span text:style-name="T13">&lt;/RUN-PLUGIN&gt;</text:span></text:p>
          </draw:text-box>
        </draw:frame>
        <draw:frame draw:style-name="gr3" draw:text-style-name="P10" draw:layer="layout" svg:width="20cm" svg:height="3cm" svg:x="4.5cm" svg:y="12cm">
          <draw:text-box>
            <text:p text:id="id14" text:style-name="P7"><text:span text:style-name="T12"><text:s text:c="4"/></text:span><text:span text:style-name="T13">&lt;SELENIUM version="1.1" name="Example001 with SELENIUM CLASS"&gt;</text:span></text:p>
            <text:p text:id="id15"><text:span text:style-name="T12"><text:s text:c="12"/></text:span><text:span text:style-name="T12">&lt;NAVIGATION-FILE class="org.xmlblackbox.test.functional.examples.v13.selenium.WebApplicationTest"&gt;</text:span></text:p>
            <text:p text:id="id16"><text:span text:style-name="T12"><text:s text:c="16"/></text:span><text:span text:style-name="T12">&lt;PARAMETERS&gt;</text:span></text:p>
            <text:p text:id="id17"><text:span text:style-name="T12"><text:s text:c="24"/></text:span><text:span text:style-name="T12">&lt;PARAMETER name="date" value="${generatedDate@runPlugin}"/&gt;</text:span></text:p>
            <text:p text:id="id18"><text:span text:style-name="T12"><text:s text:c="16"/></text:span><text:span text:style-name="T12">&lt;/PARAMETERS&gt;</text:span></text:p>
            <text:p text:id="id19"><text:span text:style-name="T12"><text:s text:c="12"/></text:span><text:span text:style-name="T12">&lt;/NAVIGATION-FILE&gt;</text:span></text:p>
            <text:p text:id="id20"><text:span text:style-name="T12"><text:s text:c="4"/></text:span><text:span text:style-name="T12">&lt;/SELENIUM&gt;</text:span></text:p>
          </draw:text-box>
        </draw:frame>
        <draw:frame draw:style-name="gr2" draw:text-style-name="P9" draw:layer="layout" svg:width="20cm" svg:height="2.387cm" svg:x="4.5cm" svg:y="16cm">
          <draw:text-box>
            <text:p text:id="id21"><text:span text:style-name="T8">La classe WebApplicationTest contiene la navigazione Selenium registrata con Selenium IDE in cui viene utilizzata la data generata dal task precedente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Crea</meta:initial-creator>
    <meta:creation-date>2010-03-03T19:07:57.46</meta:creation-date>
    <meta:editing-duration>PT44H13M57S</meta:editing-duration>
    <meta:editing-cycles>206</meta:editing-cycles>
    <dc:date>2010-04-14T10:16:59.76</dc:date>
    <dc:creator>Alexander Crea</dc:creator>
    <meta:generator>OpenOffice.org/3.2$Win32 OpenOffice.org_project/320m12$Build-9483</meta:generator>
    <meta:document-statistic meta:object-count="124"/>
  </office:meta>
</office:document-meta>
</file>